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b644" officeooo:paragraph-rsid="0007b644"/>
    </style:style>
    <style:style style:name="P2" style:family="paragraph" style:parent-style-name="Standard">
      <style:text-properties fo:font-weight="bold" officeooo:rsid="0007b644" officeooo:paragraph-rsid="0007b644"/>
    </style:style>
    <style:style style:name="P3" style:family="paragraph" style:parent-style-name="Standard">
      <style:text-properties officeooo:rsid="00084eeb" officeooo:paragraph-rsid="00084eeb"/>
    </style:style>
    <style:style style:name="P4" style:family="paragraph" style:parent-style-name="Standard">
      <style:text-properties officeooo:rsid="000a6797" officeooo:paragraph-rsid="000a6797"/>
    </style:style>
    <style:style style:name="T1" style:family="text">
      <style:text-properties officeooo:rsid="00084eeb"/>
    </style:style>
    <style:style style:name="T2" style:family="text">
      <style:text-properties officeooo:rsid="000be5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aun = +</text:p>
      <text:p text:style-name="P1">Blau = -</text:p>
      <text:p text:style-name="P1">Schwarz = N/0</text:p>
      <text:p text:style-name="P1"/>
      <text:p text:style-name="P3">4,7 kOhm widerstand zwischen Blau und schwarz</text:p>
      <text:p text:style-name="P4">Messung der Spannung von Schwarz auf Blau <text:span text:style-name="T2">über den Widerstand </text:span></text:p>
      <text:p text:style-name="P1"/>
      <text:p text:style-name="P2">M8-Stecker 3polig <text:span text:style-name="T1">war davor dran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7T15:35:08.932822456</meta:creation-date>
    <dc:date>2023-11-27T16:21:31.161554042</dc:date>
    <meta:editing-duration>PT36M1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6" meta:word-count="31" meta:character-count="169" meta:non-whitespace-character-count="143"/>
  </office:meta>
</office:document-meta>
</file>